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FactoriesConfig.getPageFlow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FactoriesConfig.getFacesBackingBean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FactoriesConfig.PageFlowFactoriesConfig( PageFlowFactoryConfig pageFlowFactory , PageFlowFactoryConfig facesBackingBean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